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11" style:family="paragraph" style:parent-style-name="Standard">
      <style:text-properties style:font-name="Univers 47 CondensedLight" fo:font-size="12pt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13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3D Character Production</text:p><text:p text:style-name="P6">Digital Asset Creation for Games</text:p><text:p text:style-name="P6">Gamedesign Workshop</text:p><text:p text:style-name="P6">Narration in Games / Computerspielanalyse</text:p><text:p text:style-name="P6"/><text:p text:style-name="P6"/><text:p text:style-name="P6"/><text:p text:style-name="P6">Erfolgreich absolviert von:</text:p><text:p text:style-name="P7">Bastian Culig</text:p><text:p text:style-name="P11">im Studiengang Medienkonzeption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57 Condensed" svg:font-family="'Univers 57 Condensed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8:28:05.88</dc:date>
    <meta:print-date>2018-10-20T07:43:00Z</meta:print-date>
    <meta:editing-cycles>5</meta:editing-cycles>
    <meta:editing-duration>PT18H8M13S</meta:editing-duration>
    <meta:document-statistic meta:table-count="0" meta:image-count="0" meta:object-count="0" meta:page-count="1" meta:paragraph-count="14" meta:word-count="42" meta:character-count="372"/>
    <meta:template xlink:type="simple" xlink:actuate="onRequest" xlink:title="" xlink:href="../../../../../../Downloads/ElkeScherffius.odt/Normal.dotm"/>
  </office:meta>
</office:document-meta>
</file>